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94516666667" calcext:value-type="float">
            <text:p>2.26495</text:p>
          </table:table-cell>
          <table:table-cell office:value-type="float" office:value="2.43317558333333" calcext:value-type="float">
            <text:p>2.43318</text:p>
          </table:table-cell>
          <table:table-cell office:value-type="float" office:value="4.271496" calcext:value-type="float">
            <text:p>4.27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517858333333" calcext:value-type="float">
            <text:p>2.26518</text:p>
          </table:table-cell>
          <table:table-cell office:value-type="float" office:value="2.4071915" calcext:value-type="float">
            <text:p>2.40719</text:p>
          </table:table-cell>
          <table:table-cell office:value-type="float" office:value="4.453786" calcext:value-type="float">
            <text:p>4.453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56816666667" calcext:value-type="float">
            <text:p>2.24857</text:p>
          </table:table-cell>
          <table:table-cell office:value-type="float" office:value="2.3958115" calcext:value-type="float">
            <text:p>2.39581</text:p>
          </table:table-cell>
          <table:table-cell office:value-type="float" office:value="3.768626" calcext:value-type="float">
            <text:p>3.768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203816666667" calcext:value-type="float">
            <text:p>2.28204</text:p>
          </table:table-cell>
          <table:table-cell office:value-type="float" office:value="2.38780316666667" calcext:value-type="float">
            <text:p>2.3878</text:p>
          </table:table-cell>
          <table:table-cell office:value-type="float" office:value="3.737389" calcext:value-type="float">
            <text:p>3.737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830666666667" calcext:value-type="float">
            <text:p>2.27831</text:p>
          </table:table-cell>
          <table:table-cell office:value-type="float" office:value="2.38671083333333" calcext:value-type="float">
            <text:p>2.38671</text:p>
          </table:table-cell>
          <table:table-cell office:value-type="float" office:value="4.266672" calcext:value-type="float">
            <text:p>4.266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73541666667" calcext:value-type="float">
            <text:p>2.25474</text:p>
          </table:table-cell>
          <table:table-cell office:value-type="float" office:value="2.37719583333333" calcext:value-type="float">
            <text:p>2.3772</text:p>
          </table:table-cell>
          <table:table-cell office:value-type="float" office:value="3.92913" calcext:value-type="float">
            <text:p>3.929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402775" calcext:value-type="float">
            <text:p>2.24403</text:p>
          </table:table-cell>
          <table:table-cell office:value-type="float" office:value="2.37213316666667" calcext:value-type="float">
            <text:p>2.37213</text:p>
          </table:table-cell>
          <table:table-cell office:value-type="float" office:value="4.13717" calcext:value-type="float">
            <text:p>4.137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53691666667" calcext:value-type="float">
            <text:p>2.25454</text:p>
          </table:table-cell>
          <table:table-cell office:value-type="float" office:value="2.3621915" calcext:value-type="float">
            <text:p>2.36219</text:p>
          </table:table-cell>
          <table:table-cell office:value-type="float" office:value="3.756215" calcext:value-type="float">
            <text:p>3.756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0970808333333" calcext:value-type="float">
            <text:p>2.20971</text:p>
          </table:table-cell>
          <table:table-cell office:value-type="float" office:value="2.34896683333333" calcext:value-type="float">
            <text:p>2.34897</text:p>
          </table:table-cell>
          <table:table-cell office:value-type="float" office:value="3.621626" calcext:value-type="float">
            <text:p>3.621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58675" calcext:value-type="float">
            <text:p>2.22959</text:p>
          </table:table-cell>
          <table:table-cell office:value-type="float" office:value="2.34618591666667" calcext:value-type="float">
            <text:p>2.34619</text:p>
          </table:table-cell>
          <table:table-cell office:value-type="float" office:value="3.431585" calcext:value-type="float">
            <text:p>3.4315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269008333333" calcext:value-type="float">
            <text:p>2.28269</text:p>
          </table:table-cell>
          <table:table-cell office:value-type="float" office:value="2.31470466666667" calcext:value-type="float">
            <text:p>2.3147</text:p>
          </table:table-cell>
          <table:table-cell office:value-type="float" office:value="3.949806" calcext:value-type="float">
            <text:p>3.949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767258333333" calcext:value-type="float">
            <text:p>2.30767</text:p>
          </table:table-cell>
          <table:table-cell office:value-type="float" office:value="2.44830175" calcext:value-type="float">
            <text:p>2.4483</text:p>
          </table:table-cell>
          <table:table-cell office:value-type="float" office:value="4.144201" calcext:value-type="float">
            <text:p>4.14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8654216666667" calcext:value-type="float">
            <text:p>2.28654</text:p>
          </table:table-cell>
          <table:table-cell office:value-type="float" office:value="2.31901716666667" calcext:value-type="float">
            <text:p>2.31902</text:p>
          </table:table-cell>
          <table:table-cell office:value-type="float" office:value="3.867238" calcext:value-type="float">
            <text:p>3.867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894133333333" calcext:value-type="float">
            <text:p>2.16894</text:p>
          </table:table-cell>
          <table:table-cell office:value-type="float" office:value="2.285243" calcext:value-type="float">
            <text:p>2.28524</text:p>
          </table:table-cell>
          <table:table-cell office:value-type="float" office:value="2.936107" calcext:value-type="float">
            <text:p>2.9361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88108333333" calcext:value-type="float">
            <text:p>2.25888</text:p>
          </table:table-cell>
          <table:table-cell office:value-type="float" office:value="2.31400608333333" calcext:value-type="float">
            <text:p>2.31401</text:p>
          </table:table-cell>
          <table:table-cell office:value-type="float" office:value="3.713462" calcext:value-type="float">
            <text:p>3.713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784991666667" calcext:value-type="float">
            <text:p>2.25785</text:p>
          </table:table-cell>
          <table:table-cell office:value-type="float" office:value="2.41620783333333" calcext:value-type="float">
            <text:p>2.41621</text:p>
          </table:table-cell>
          <table:table-cell office:value-type="float" office:value="4.194486" calcext:value-type="float">
            <text:p>4.194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756583333333" calcext:value-type="float">
            <text:p>2.25757</text:p>
          </table:table-cell>
          <table:table-cell office:value-type="float" office:value="2.3951525" calcext:value-type="float">
            <text:p>2.39515</text:p>
          </table:table-cell>
          <table:table-cell office:value-type="float" office:value="3.948781" calcext:value-type="float">
            <text:p>3.948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752316666667" calcext:value-type="float">
            <text:p>2.25752</text:p>
          </table:table-cell>
          <table:table-cell office:value-type="float" office:value="2.41479608333333" calcext:value-type="float">
            <text:p>2.4148</text:p>
          </table:table-cell>
          <table:table-cell office:value-type="float" office:value="3.96579" calcext:value-type="float">
            <text:p>3.965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494833333333" calcext:value-type="float">
            <text:p>2.25495</text:p>
          </table:table-cell>
          <table:table-cell office:value-type="float" office:value="2.31429333333333" calcext:value-type="float">
            <text:p>2.31429</text:p>
          </table:table-cell>
          <table:table-cell office:value-type="float" office:value="3.883175" calcext:value-type="float">
            <text:p>3.883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5475108333333" calcext:value-type="float">
            <text:p>2.25475</text:p>
          </table:table-cell>
          <table:table-cell office:value-type="float" office:value="2.35449858333333" calcext:value-type="float">
            <text:p>2.3545</text:p>
          </table:table-cell>
          <table:table-cell office:value-type="float" office:value="3.580538" calcext:value-type="float">
            <text:p>3.580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59925" calcext:value-type="float">
            <text:p>2.2546</text:p>
          </table:table-cell>
          <table:table-cell office:value-type="float" office:value="2.350113" calcext:value-type="float">
            <text:p>2.35011</text:p>
          </table:table-cell>
          <table:table-cell office:value-type="float" office:value="3.637812" calcext:value-type="float">
            <text:p>3.637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52958333333" calcext:value-type="float">
            <text:p>2.25153</text:p>
          </table:table-cell>
          <table:table-cell office:value-type="float" office:value="2.27732583333333" calcext:value-type="float">
            <text:p>2.27733</text:p>
          </table:table-cell>
          <table:table-cell office:value-type="float" office:value="3.873719" calcext:value-type="float">
            <text:p>3.8737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1515" calcext:value-type="float">
            <text:p>2.24315</text:p>
          </table:table-cell>
          <table:table-cell office:value-type="float" office:value="2.369229" calcext:value-type="float">
            <text:p>2.36923</text:p>
          </table:table-cell>
          <table:table-cell office:value-type="float" office:value="4.10109" calcext:value-type="float">
            <text:p>4.101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60491666667" calcext:value-type="float">
            <text:p>2.2406</text:p>
          </table:table-cell>
          <table:table-cell office:value-type="float" office:value="2.38865783333333" calcext:value-type="float">
            <text:p>2.38866</text:p>
          </table:table-cell>
          <table:table-cell office:value-type="float" office:value="3.670047" calcext:value-type="float">
            <text:p>3.670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036375" calcext:value-type="float">
            <text:p>2.24036</text:p>
          </table:table-cell>
          <table:table-cell office:value-type="float" office:value="2.26865208333333" calcext:value-type="float">
            <text:p>2.26865</text:p>
          </table:table-cell>
          <table:table-cell office:value-type="float" office:value="3.768703" calcext:value-type="float">
            <text:p>3.76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983075" calcext:value-type="float">
            <text:p>2.15983</text:p>
          </table:table-cell>
          <table:table-cell office:value-type="float" office:value="2.23847658333333" calcext:value-type="float">
            <text:p>2.23848</text:p>
          </table:table-cell>
          <table:table-cell office:value-type="float" office:value="3.251419" calcext:value-type="float">
            <text:p>3.251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784108333333" calcext:value-type="float">
            <text:p>2.23784</text:p>
          </table:table-cell>
          <table:table-cell office:value-type="float" office:value="2.31309316666667" calcext:value-type="float">
            <text:p>2.31309</text:p>
          </table:table-cell>
          <table:table-cell office:value-type="float" office:value="3.503181" calcext:value-type="float">
            <text:p>3.503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3726475" calcext:value-type="float">
            <text:p>2.23726</text:p>
          </table:table-cell>
          <table:table-cell office:value-type="float" office:value="2.37981475" calcext:value-type="float">
            <text:p>2.37981</text:p>
          </table:table-cell>
          <table:table-cell office:value-type="float" office:value="3.975156" calcext:value-type="float">
            <text:p>3.975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523025" calcext:value-type="float">
            <text:p>2.23523</text:p>
          </table:table-cell>
          <table:table-cell office:value-type="float" office:value="2.26907275" calcext:value-type="float">
            <text:p>2.26907</text:p>
          </table:table-cell>
          <table:table-cell office:value-type="float" office:value="3.409914" calcext:value-type="float">
            <text:p>3.409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8291" calcext:value-type="float">
            <text:p>2.22829</text:p>
          </table:table-cell>
          <table:table-cell office:value-type="float" office:value="2.36236641666667" calcext:value-type="float">
            <text:p>2.36237</text:p>
          </table:table-cell>
          <table:table-cell office:value-type="float" office:value="3.810725" calcext:value-type="float">
            <text:p>3.810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210158333333" calcext:value-type="float">
            <text:p>2.2221</text:p>
          </table:table-cell>
          <table:table-cell office:value-type="float" office:value="2.377742" calcext:value-type="float">
            <text:p>2.37774</text:p>
          </table:table-cell>
          <table:table-cell office:value-type="float" office:value="3.643135" calcext:value-type="float">
            <text:p>3.643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118933333333" calcext:value-type="float">
            <text:p>2.22119</text:p>
          </table:table-cell>
          <table:table-cell office:value-type="float" office:value="2.26739141666667" calcext:value-type="float">
            <text:p>2.26739</text:p>
          </table:table-cell>
          <table:table-cell office:value-type="float" office:value="3.23733" calcext:value-type="float">
            <text:p>3.237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812391666667" calcext:value-type="float">
            <text:p>2.21812</text:p>
          </table:table-cell>
          <table:table-cell office:value-type="float" office:value="2.31313766666667" calcext:value-type="float">
            <text:p>2.31314</text:p>
          </table:table-cell>
          <table:table-cell office:value-type="float" office:value="3.278197" calcext:value-type="float">
            <text:p>3.27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555125" calcext:value-type="float">
            <text:p>2.21555</text:p>
          </table:table-cell>
          <table:table-cell office:value-type="float" office:value="2.36075625" calcext:value-type="float">
            <text:p>2.36076</text:p>
          </table:table-cell>
          <table:table-cell office:value-type="float" office:value="3.532422" calcext:value-type="float">
            <text:p>3.532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43475" calcext:value-type="float">
            <text:p>2.21143</text:p>
          </table:table-cell>
          <table:table-cell office:value-type="float" office:value="2.33394641666667" calcext:value-type="float">
            <text:p>2.33395</text:p>
          </table:table-cell>
          <table:table-cell office:value-type="float" office:value="3.403169" calcext:value-type="float">
            <text:p>3.403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018075" calcext:value-type="float">
            <text:p>2.21018</text:p>
          </table:table-cell>
          <table:table-cell office:value-type="float" office:value="2.22233533333333" calcext:value-type="float">
            <text:p>2.22234</text:p>
          </table:table-cell>
          <table:table-cell office:value-type="float" office:value="3.503275" calcext:value-type="float">
            <text:p>3.503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009675" calcext:value-type="float">
            <text:p>2.2101</text:p>
          </table:table-cell>
          <table:table-cell office:value-type="float" office:value="2.3257355" calcext:value-type="float">
            <text:p>2.32574</text:p>
          </table:table-cell>
          <table:table-cell office:value-type="float" office:value="4.037997" calcext:value-type="float">
            <text:p>4.0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906025" calcext:value-type="float">
            <text:p>2.20906</text:p>
          </table:table-cell>
          <table:table-cell office:value-type="float" office:value="2.37879525" calcext:value-type="float">
            <text:p>2.3788</text:p>
          </table:table-cell>
          <table:table-cell office:value-type="float" office:value="4.064613" calcext:value-type="float">
            <text:p>4.064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446433333333" calcext:value-type="float">
            <text:p>2.20446</text:p>
          </table:table-cell>
          <table:table-cell office:value-type="float" office:value="2.31103016666667" calcext:value-type="float">
            <text:p>2.31103</text:p>
          </table:table-cell>
          <table:table-cell office:value-type="float" office:value="3.877512" calcext:value-type="float">
            <text:p>3.877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253933333333" calcext:value-type="float">
            <text:p>2.20254</text:p>
          </table:table-cell>
          <table:table-cell office:value-type="float" office:value="2.26649808333333" calcext:value-type="float">
            <text:p>2.2665</text:p>
          </table:table-cell>
          <table:table-cell office:value-type="float" office:value="3.073931" calcext:value-type="float">
            <text:p>3.073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932691666667" calcext:value-type="float">
            <text:p>2.19933</text:p>
          </table:table-cell>
          <table:table-cell office:value-type="float" office:value="2.319719" calcext:value-type="float">
            <text:p>2.31972</text:p>
          </table:table-cell>
          <table:table-cell office:value-type="float" office:value="3.66341" calcext:value-type="float">
            <text:p>3.663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838725" calcext:value-type="float">
            <text:p>2.19839</text:p>
          </table:table-cell>
          <table:table-cell office:value-type="float" office:value="2.25241766666667" calcext:value-type="float">
            <text:p>2.25242</text:p>
          </table:table-cell>
          <table:table-cell office:value-type="float" office:value="3.383924" calcext:value-type="float">
            <text:p>3.383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77675" calcext:value-type="float">
            <text:p>2.19777</text:p>
          </table:table-cell>
          <table:table-cell office:value-type="float" office:value="2.21532333333333" calcext:value-type="float">
            <text:p>2.21532</text:p>
          </table:table-cell>
          <table:table-cell office:value-type="float" office:value="3.718825" calcext:value-type="float">
            <text:p>3.718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9255316666667" calcext:value-type="float">
            <text:p>2.19255</text:p>
          </table:table-cell>
          <table:table-cell office:value-type="float" office:value="2.29396233333333" calcext:value-type="float">
            <text:p>2.29396</text:p>
          </table:table-cell>
          <table:table-cell office:value-type="float" office:value="3.15192" calcext:value-type="float">
            <text:p>3.151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158433333333" calcext:value-type="float">
            <text:p>2.19158</text:p>
          </table:table-cell>
          <table:table-cell office:value-type="float" office:value="2.30579641666667" calcext:value-type="float">
            <text:p>2.3058</text:p>
          </table:table-cell>
          <table:table-cell office:value-type="float" office:value="3.1854" calcext:value-type="float">
            <text:p>3.18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028641666667" calcext:value-type="float">
            <text:p>2.19029</text:p>
          </table:table-cell>
          <table:table-cell office:value-type="float" office:value="2.29208433333333" calcext:value-type="float">
            <text:p>2.29208</text:p>
          </table:table-cell>
          <table:table-cell office:value-type="float" office:value="3.315273" calcext:value-type="float">
            <text:p>3.315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018125" calcext:value-type="float">
            <text:p>2.19018</text:p>
          </table:table-cell>
          <table:table-cell office:value-type="float" office:value="2.30793291666667" calcext:value-type="float">
            <text:p>2.30793</text:p>
          </table:table-cell>
          <table:table-cell office:value-type="float" office:value="3.364811" calcext:value-type="float">
            <text:p>3.364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8783141666667" calcext:value-type="float">
            <text:p>2.18783</text:p>
          </table:table-cell>
          <table:table-cell office:value-type="float" office:value="2.28687766666667" calcext:value-type="float">
            <text:p>2.28688</text:p>
          </table:table-cell>
          <table:table-cell office:value-type="float" office:value="3.119866" calcext:value-type="float">
            <text:p>3.119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097991666667" calcext:value-type="float">
            <text:p>2.18098</text:p>
          </table:table-cell>
          <table:table-cell office:value-type="float" office:value="2.22545991666667" calcext:value-type="float">
            <text:p>2.22546</text:p>
          </table:table-cell>
          <table:table-cell office:value-type="float" office:value="3.15586" calcext:value-type="float">
            <text:p>3.155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7783725" calcext:value-type="float">
            <text:p>2.17784</text:p>
          </table:table-cell>
          <table:table-cell office:value-type="float" office:value="2.23697475" calcext:value-type="float">
            <text:p>2.23697</text:p>
          </table:table-cell>
          <table:table-cell office:value-type="float" office:value="3.051729" calcext:value-type="float">
            <text:p>3.051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4242" calcext:value-type="float">
            <text:p>2.17424</text:p>
          </table:table-cell>
          <table:table-cell office:value-type="float" office:value="2.24911783333333" calcext:value-type="float">
            <text:p>2.24912</text:p>
          </table:table-cell>
          <table:table-cell office:value-type="float" office:value="2.833714" calcext:value-type="float">
            <text:p>2.833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30835" calcext:value-type="float">
            <text:p>2.17308</text:p>
          </table:table-cell>
          <table:table-cell office:value-type="float" office:value="2.24212558333333" calcext:value-type="float">
            <text:p>2.24213</text:p>
          </table:table-cell>
          <table:table-cell office:value-type="float" office:value="3.08023" calcext:value-type="float">
            <text:p>3.080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024683333333" calcext:value-type="float">
            <text:p>2.17025</text:p>
          </table:table-cell>
          <table:table-cell office:value-type="float" office:value="2.26097391666667" calcext:value-type="float">
            <text:p>2.26097</text:p>
          </table:table-cell>
          <table:table-cell office:value-type="float" office:value="2.865786" calcext:value-type="float">
            <text:p>2.865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4922" calcext:value-type="float">
            <text:p>2.16492</text:p>
          </table:table-cell>
          <table:table-cell office:value-type="float" office:value="2.19138116666667" calcext:value-type="float">
            <text:p>2.19138</text:p>
          </table:table-cell>
          <table:table-cell office:value-type="float" office:value="3.079547" calcext:value-type="float">
            <text:p>3.079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071766666667" calcext:value-type="float">
            <text:p>2.16072</text:p>
          </table:table-cell>
          <table:table-cell office:value-type="float" office:value="2.28082808333333" calcext:value-type="float">
            <text:p>2.28083</text:p>
          </table:table-cell>
          <table:table-cell office:value-type="float" office:value="2.781342" calcext:value-type="float">
            <text:p>2.781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355833333333" calcext:value-type="float">
            <text:p>2.15356</text:p>
          </table:table-cell>
          <table:table-cell office:value-type="float" office:value="2.29349333333333" calcext:value-type="float">
            <text:p>2.29349</text:p>
          </table:table-cell>
          <table:table-cell office:value-type="float" office:value="3.295682" calcext:value-type="float">
            <text:p>3.295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271641666667" calcext:value-type="float">
            <text:p>2.15272</text:p>
          </table:table-cell>
          <table:table-cell office:value-type="float" office:value="2.12020808333333" calcext:value-type="float">
            <text:p>2.12021</text:p>
          </table:table-cell>
          <table:table-cell office:value-type="float" office:value="2.891886" calcext:value-type="float">
            <text:p>2.891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4913208333333" calcext:value-type="float">
            <text:p>2.14913</text:p>
          </table:table-cell>
          <table:table-cell office:value-type="float" office:value="2.1515375" calcext:value-type="float">
            <text:p>2.15154</text:p>
          </table:table-cell>
          <table:table-cell office:value-type="float" office:value="2.838391" calcext:value-type="float">
            <text:p>2.838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131708333333" calcext:value-type="float">
            <text:p>2.14132</text:p>
          </table:table-cell>
          <table:table-cell office:value-type="float" office:value="2.21667416666667" calcext:value-type="float">
            <text:p>2.21667</text:p>
          </table:table-cell>
          <table:table-cell office:value-type="float" office:value="3.077916" calcext:value-type="float">
            <text:p>3.077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356375" calcext:value-type="float">
            <text:p>2.12356</text:p>
          </table:table-cell>
          <table:table-cell office:value-type="float" office:value="2.12393416666667" calcext:value-type="float">
            <text:p>2.12393</text:p>
          </table:table-cell>
          <table:table-cell office:value-type="float" office:value="2.356889" calcext:value-type="float">
            <text:p>2.356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1_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94516666667" calcext:value-type="float">
            <text:p>2.26495</text:p>
          </table:table-cell>
          <table:table-cell office:value-type="float" office:value="2.43317558333333" calcext:value-type="float">
            <text:p>2.43318</text:p>
          </table:table-cell>
          <table:table-cell office:value-type="float" office:value="4.271496" calcext:value-type="float">
            <text:p>4.27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517858333333" calcext:value-type="float">
            <text:p>2.26518</text:p>
          </table:table-cell>
          <table:table-cell office:value-type="float" office:value="2.4071915" calcext:value-type="float">
            <text:p>2.40719</text:p>
          </table:table-cell>
          <table:table-cell office:value-type="float" office:value="4.453786" calcext:value-type="float">
            <text:p>4.453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56816666667" calcext:value-type="float">
            <text:p>2.24857</text:p>
          </table:table-cell>
          <table:table-cell office:value-type="float" office:value="2.3958115" calcext:value-type="float">
            <text:p>2.39581</text:p>
          </table:table-cell>
          <table:table-cell office:value-type="float" office:value="3.768626" calcext:value-type="float">
            <text:p>3.768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203816666667" calcext:value-type="float">
            <text:p>2.28204</text:p>
          </table:table-cell>
          <table:table-cell office:value-type="float" office:value="2.38780316666667" calcext:value-type="float">
            <text:p>2.3878</text:p>
          </table:table-cell>
          <table:table-cell office:value-type="float" office:value="3.737389" calcext:value-type="float">
            <text:p>3.737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830666666667" calcext:value-type="float">
            <text:p>2.27831</text:p>
          </table:table-cell>
          <table:table-cell office:value-type="float" office:value="2.38671083333333" calcext:value-type="float">
            <text:p>2.38671</text:p>
          </table:table-cell>
          <table:table-cell office:value-type="float" office:value="4.266672" calcext:value-type="float">
            <text:p>4.266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73541666667" calcext:value-type="float">
            <text:p>2.25474</text:p>
          </table:table-cell>
          <table:table-cell office:value-type="float" office:value="2.37719583333333" calcext:value-type="float">
            <text:p>2.3772</text:p>
          </table:table-cell>
          <table:table-cell office:value-type="float" office:value="3.92913" calcext:value-type="float">
            <text:p>3.929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402775" calcext:value-type="float">
            <text:p>2.24403</text:p>
          </table:table-cell>
          <table:table-cell office:value-type="float" office:value="2.37213316666667" calcext:value-type="float">
            <text:p>2.37213</text:p>
          </table:table-cell>
          <table:table-cell office:value-type="float" office:value="4.13717" calcext:value-type="float">
            <text:p>4.137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7:.BS21])" office:value-type="float" office:value="2.25198828888889" calcext:value-type="float">
            <text:p>2.25199</text:p>
          </table:table-cell>
          <table:table-cell table:formula="of:=AVERAGE([.BT7:.BT21])" office:value-type="float" office:value="2.35705409444444" calcext:value-type="float">
            <text:p>2.35705</text:p>
          </table:table-cell>
          <table:table-cell table:formula="of:=AVERAGE([.BU7:.BU21])" office:value-type="float" office:value="3.7845328" calcext:value-type="float">
            <text:p>3.784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53691666667" calcext:value-type="float">
            <text:p>2.25454</text:p>
          </table:table-cell>
          <table:table-cell office:value-type="float" office:value="2.3621915" calcext:value-type="float">
            <text:p>2.36219</text:p>
          </table:table-cell>
          <table:table-cell office:value-type="float" office:value="3.756215" calcext:value-type="float">
            <text:p>3.756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7:.BS11])" office:value-type="float" office:value="2.24410991666667" calcext:value-type="float">
            <text:p>2.24411</text:p>
          </table:table-cell>
          <table:table-cell table:formula="of:=AVERAGE([.BT7:.BT11])" office:value-type="float" office:value="2.34883641666667" calcext:value-type="float">
            <text:p>2.34884</text:p>
          </table:table-cell>
          <table:table-cell table:formula="of:=AVERAGE([.BU7:.BU11])" office:value-type="float" office:value="3.7792804" calcext:value-type="float">
            <text:p>3.779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0970808333333" calcext:value-type="float">
            <text:p>2.20971</text:p>
          </table:table-cell>
          <table:table-cell office:value-type="float" office:value="2.34896683333333" calcext:value-type="float">
            <text:p>2.34897</text:p>
          </table:table-cell>
          <table:table-cell office:value-type="float" office:value="3.621626" calcext:value-type="float">
            <text:p>3.621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58675" calcext:value-type="float">
            <text:p>2.22959</text:p>
          </table:table-cell>
          <table:table-cell office:value-type="float" office:value="2.34618591666667" calcext:value-type="float">
            <text:p>2.34619</text:p>
          </table:table-cell>
          <table:table-cell office:value-type="float" office:value="3.431585" calcext:value-type="float">
            <text:p>3.4315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269008333333" calcext:value-type="float">
            <text:p>2.28269</text:p>
          </table:table-cell>
          <table:table-cell office:value-type="float" office:value="2.31470466666667" calcext:value-type="float">
            <text:p>2.3147</text:p>
          </table:table-cell>
          <table:table-cell office:value-type="float" office:value="3.949806" calcext:value-type="float">
            <text:p>3.949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767258333333" calcext:value-type="float">
            <text:p>2.30767</text:p>
          </table:table-cell>
          <table:table-cell office:value-type="float" office:value="2.44830175" calcext:value-type="float">
            <text:p>2.4483</text:p>
          </table:table-cell>
          <table:table-cell office:value-type="float" office:value="4.144201" calcext:value-type="float">
            <text:p>4.14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8654216666667" calcext:value-type="float">
            <text:p>2.28654</text:p>
          </table:table-cell>
          <table:table-cell office:value-type="float" office:value="2.31901716666667" calcext:value-type="float">
            <text:p>2.31902</text:p>
          </table:table-cell>
          <table:table-cell office:value-type="float" office:value="3.867238" calcext:value-type="float">
            <text:p>3.867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894133333333" calcext:value-type="float">
            <text:p>2.16894</text:p>
          </table:table-cell>
          <table:table-cell office:value-type="float" office:value="2.285243" calcext:value-type="float">
            <text:p>2.28524</text:p>
          </table:table-cell>
          <table:table-cell office:value-type="float" office:value="2.936107" calcext:value-type="float">
            <text:p>2.9361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88108333333" calcext:value-type="float">
            <text:p>2.25888</text:p>
          </table:table-cell>
          <table:table-cell office:value-type="float" office:value="2.31400608333333" calcext:value-type="float">
            <text:p>2.31401</text:p>
          </table:table-cell>
          <table:table-cell office:value-type="float" office:value="3.713462" calcext:value-type="float">
            <text:p>3.713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784991666667" calcext:value-type="float">
            <text:p>2.25785</text:p>
          </table:table-cell>
          <table:table-cell office:value-type="float" office:value="2.41620783333333" calcext:value-type="float">
            <text:p>2.41621</text:p>
          </table:table-cell>
          <table:table-cell office:value-type="float" office:value="4.194486" calcext:value-type="float">
            <text:p>4.194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756583333333" calcext:value-type="float">
            <text:p>2.25757</text:p>
          </table:table-cell>
          <table:table-cell office:value-type="float" office:value="2.3951525" calcext:value-type="float">
            <text:p>2.39515</text:p>
          </table:table-cell>
          <table:table-cell office:value-type="float" office:value="3.948781" calcext:value-type="float">
            <text:p>3.948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752316666667" calcext:value-type="float">
            <text:p>2.25752</text:p>
          </table:table-cell>
          <table:table-cell office:value-type="float" office:value="2.41479608333333" calcext:value-type="float">
            <text:p>2.4148</text:p>
          </table:table-cell>
          <table:table-cell office:value-type="float" office:value="3.96579" calcext:value-type="float">
            <text:p>3.965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494833333333" calcext:value-type="float">
            <text:p>2.25495</text:p>
          </table:table-cell>
          <table:table-cell office:value-type="float" office:value="2.31429333333333" calcext:value-type="float">
            <text:p>2.31429</text:p>
          </table:table-cell>
          <table:table-cell office:value-type="float" office:value="3.883175" calcext:value-type="float">
            <text:p>3.883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5475108333333" calcext:value-type="float">
            <text:p>2.25475</text:p>
          </table:table-cell>
          <table:table-cell office:value-type="float" office:value="2.35449858333333" calcext:value-type="float">
            <text:p>2.3545</text:p>
          </table:table-cell>
          <table:table-cell office:value-type="float" office:value="3.580538" calcext:value-type="float">
            <text:p>3.580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59925" calcext:value-type="float">
            <text:p>2.2546</text:p>
          </table:table-cell>
          <table:table-cell office:value-type="float" office:value="2.350113" calcext:value-type="float">
            <text:p>2.35011</text:p>
          </table:table-cell>
          <table:table-cell office:value-type="float" office:value="3.637812" calcext:value-type="float">
            <text:p>3.637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52958333333" calcext:value-type="float">
            <text:p>2.25153</text:p>
          </table:table-cell>
          <table:table-cell office:value-type="float" office:value="2.27732583333333" calcext:value-type="float">
            <text:p>2.27733</text:p>
          </table:table-cell>
          <table:table-cell office:value-type="float" office:value="3.873719" calcext:value-type="float">
            <text:p>3.8737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22:.BS36])" office:value-type="float" office:value="2.22484594444444" calcext:value-type="float">
            <text:p>2.22485</text:p>
          </table:table-cell>
          <table:table-cell table:formula="of:=AVERAGE([.BT22:.BT36])" office:value-type="float" office:value="2.31613316666667" calcext:value-type="float">
            <text:p>2.31613</text:p>
          </table:table-cell>
          <table:table-cell table:formula="of:=AVERAGE([.BU22:.BU36])" office:value-type="float" office:value="3.59743213333333" calcext:value-type="float">
            <text:p>3.59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1515" calcext:value-type="float">
            <text:p>2.24315</text:p>
          </table:table-cell>
          <table:table-cell office:value-type="float" office:value="2.369229" calcext:value-type="float">
            <text:p>2.36923</text:p>
          </table:table-cell>
          <table:table-cell office:value-type="float" office:value="4.10109" calcext:value-type="float">
            <text:p>4.101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22:.BS26])" office:value-type="float" office:value="2.2270961" calcext:value-type="float">
            <text:p>2.2271</text:p>
          </table:table-cell>
          <table:table-cell table:formula="of:=AVERAGE([.BT22:.BT26])" office:value-type="float" office:value="2.30846826666666" calcext:value-type="float">
            <text:p>2.30847</text:p>
          </table:table-cell>
          <table:table-cell table:formula="of:=AVERAGE([.BU22:.BU26])" office:value-type="float" office:value="3.7329956" calcext:value-type="float">
            <text:p>3.73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60491666667" calcext:value-type="float">
            <text:p>2.2406</text:p>
          </table:table-cell>
          <table:table-cell office:value-type="float" office:value="2.38865783333333" calcext:value-type="float">
            <text:p>2.38866</text:p>
          </table:table-cell>
          <table:table-cell office:value-type="float" office:value="3.670047" calcext:value-type="float">
            <text:p>3.670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036375" calcext:value-type="float">
            <text:p>2.24036</text:p>
          </table:table-cell>
          <table:table-cell office:value-type="float" office:value="2.26865208333333" calcext:value-type="float">
            <text:p>2.26865</text:p>
          </table:table-cell>
          <table:table-cell office:value-type="float" office:value="3.768703" calcext:value-type="float">
            <text:p>3.76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983075" calcext:value-type="float">
            <text:p>2.15983</text:p>
          </table:table-cell>
          <table:table-cell office:value-type="float" office:value="2.23847658333333" calcext:value-type="float">
            <text:p>2.23848</text:p>
          </table:table-cell>
          <table:table-cell office:value-type="float" office:value="3.251419" calcext:value-type="float">
            <text:p>3.251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784108333333" calcext:value-type="float">
            <text:p>2.23784</text:p>
          </table:table-cell>
          <table:table-cell office:value-type="float" office:value="2.31309316666667" calcext:value-type="float">
            <text:p>2.31309</text:p>
          </table:table-cell>
          <table:table-cell office:value-type="float" office:value="3.503181" calcext:value-type="float">
            <text:p>3.503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3726475" calcext:value-type="float">
            <text:p>2.23726</text:p>
          </table:table-cell>
          <table:table-cell office:value-type="float" office:value="2.37981475" calcext:value-type="float">
            <text:p>2.37981</text:p>
          </table:table-cell>
          <table:table-cell office:value-type="float" office:value="3.975156" calcext:value-type="float">
            <text:p>3.975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523025" calcext:value-type="float">
            <text:p>2.23523</text:p>
          </table:table-cell>
          <table:table-cell office:value-type="float" office:value="2.26907275" calcext:value-type="float">
            <text:p>2.26907</text:p>
          </table:table-cell>
          <table:table-cell office:value-type="float" office:value="3.409914" calcext:value-type="float">
            <text:p>3.409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8291" calcext:value-type="float">
            <text:p>2.22829</text:p>
          </table:table-cell>
          <table:table-cell office:value-type="float" office:value="2.36236641666667" calcext:value-type="float">
            <text:p>2.36237</text:p>
          </table:table-cell>
          <table:table-cell office:value-type="float" office:value="3.810725" calcext:value-type="float">
            <text:p>3.810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210158333333" calcext:value-type="float">
            <text:p>2.2221</text:p>
          </table:table-cell>
          <table:table-cell office:value-type="float" office:value="2.377742" calcext:value-type="float">
            <text:p>2.37774</text:p>
          </table:table-cell>
          <table:table-cell office:value-type="float" office:value="3.643135" calcext:value-type="float">
            <text:p>3.643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118933333333" calcext:value-type="float">
            <text:p>2.22119</text:p>
          </table:table-cell>
          <table:table-cell office:value-type="float" office:value="2.26739141666667" calcext:value-type="float">
            <text:p>2.26739</text:p>
          </table:table-cell>
          <table:table-cell office:value-type="float" office:value="3.23733" calcext:value-type="float">
            <text:p>3.237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812391666667" calcext:value-type="float">
            <text:p>2.21812</text:p>
          </table:table-cell>
          <table:table-cell office:value-type="float" office:value="2.31313766666667" calcext:value-type="float">
            <text:p>2.31314</text:p>
          </table:table-cell>
          <table:table-cell office:value-type="float" office:value="3.278197" calcext:value-type="float">
            <text:p>3.27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555125" calcext:value-type="float">
            <text:p>2.21555</text:p>
          </table:table-cell>
          <table:table-cell office:value-type="float" office:value="2.36075625" calcext:value-type="float">
            <text:p>2.36076</text:p>
          </table:table-cell>
          <table:table-cell office:value-type="float" office:value="3.532422" calcext:value-type="float">
            <text:p>3.532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43475" calcext:value-type="float">
            <text:p>2.21143</text:p>
          </table:table-cell>
          <table:table-cell office:value-type="float" office:value="2.33394641666667" calcext:value-type="float">
            <text:p>2.33395</text:p>
          </table:table-cell>
          <table:table-cell office:value-type="float" office:value="3.403169" calcext:value-type="float">
            <text:p>3.403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018075" calcext:value-type="float">
            <text:p>2.21018</text:p>
          </table:table-cell>
          <table:table-cell office:value-type="float" office:value="2.22233533333333" calcext:value-type="float">
            <text:p>2.22234</text:p>
          </table:table-cell>
          <table:table-cell office:value-type="float" office:value="3.503275" calcext:value-type="float">
            <text:p>3.503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009675" calcext:value-type="float">
            <text:p>2.2101</text:p>
          </table:table-cell>
          <table:table-cell office:value-type="float" office:value="2.3257355" calcext:value-type="float">
            <text:p>2.32574</text:p>
          </table:table-cell>
          <table:table-cell office:value-type="float" office:value="4.037997" calcext:value-type="float">
            <text:p>4.0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37:.BS51])" office:value-type="float" office:value="2.19380920555556" calcext:value-type="float">
            <text:p>2.19381</text:p>
          </table:table-cell>
          <table:table-cell table:formula="of:=AVERAGE([.BT37:.BT51])" office:value-type="float" office:value="2.28451501111111" calcext:value-type="float">
            <text:p>2.28452</text:p>
          </table:table-cell>
          <table:table-cell table:formula="of:=AVERAGE([.BU37:.BU51])" office:value-type="float" office:value="3.399919" calcext:value-type="float">
            <text:p>3.39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906025" calcext:value-type="float">
            <text:p>2.20906</text:p>
          </table:table-cell>
          <table:table-cell office:value-type="float" office:value="2.37879525" calcext:value-type="float">
            <text:p>2.3788</text:p>
          </table:table-cell>
          <table:table-cell office:value-type="float" office:value="4.064613" calcext:value-type="float">
            <text:p>4.064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37:.BS41])" office:value-type="float" office:value="2.20509751666667" calcext:value-type="float">
            <text:p>2.2051</text:p>
          </table:table-cell>
          <table:table-cell table:formula="of:=AVERAGE([.BT37:.BT41])" office:value-type="float" office:value="2.3203556" calcext:value-type="float">
            <text:p>2.32036</text:p>
          </table:table-cell>
          <table:table-cell table:formula="of:=AVERAGE([.BU37:.BU41])" office:value-type="float" office:value="3.7434926" calcext:value-type="float">
            <text:p>3.7434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446433333333" calcext:value-type="float">
            <text:p>2.20446</text:p>
          </table:table-cell>
          <table:table-cell office:value-type="float" office:value="2.31103016666667" calcext:value-type="float">
            <text:p>2.31103</text:p>
          </table:table-cell>
          <table:table-cell office:value-type="float" office:value="3.877512" calcext:value-type="float">
            <text:p>3.877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253933333333" calcext:value-type="float">
            <text:p>2.20254</text:p>
          </table:table-cell>
          <table:table-cell office:value-type="float" office:value="2.26649808333333" calcext:value-type="float">
            <text:p>2.2665</text:p>
          </table:table-cell>
          <table:table-cell office:value-type="float" office:value="3.073931" calcext:value-type="float">
            <text:p>3.073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932691666667" calcext:value-type="float">
            <text:p>2.19933</text:p>
          </table:table-cell>
          <table:table-cell office:value-type="float" office:value="2.319719" calcext:value-type="float">
            <text:p>2.31972</text:p>
          </table:table-cell>
          <table:table-cell office:value-type="float" office:value="3.66341" calcext:value-type="float">
            <text:p>3.663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838725" calcext:value-type="float">
            <text:p>2.19839</text:p>
          </table:table-cell>
          <table:table-cell office:value-type="float" office:value="2.25241766666667" calcext:value-type="float">
            <text:p>2.25242</text:p>
          </table:table-cell>
          <table:table-cell office:value-type="float" office:value="3.383924" calcext:value-type="float">
            <text:p>3.383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77675" calcext:value-type="float">
            <text:p>2.19777</text:p>
          </table:table-cell>
          <table:table-cell office:value-type="float" office:value="2.21532333333333" calcext:value-type="float">
            <text:p>2.21532</text:p>
          </table:table-cell>
          <table:table-cell office:value-type="float" office:value="3.718825" calcext:value-type="float">
            <text:p>3.718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9255316666667" calcext:value-type="float">
            <text:p>2.19255</text:p>
          </table:table-cell>
          <table:table-cell office:value-type="float" office:value="2.29396233333333" calcext:value-type="float">
            <text:p>2.29396</text:p>
          </table:table-cell>
          <table:table-cell office:value-type="float" office:value="3.15192" calcext:value-type="float">
            <text:p>3.151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158433333333" calcext:value-type="float">
            <text:p>2.19158</text:p>
          </table:table-cell>
          <table:table-cell office:value-type="float" office:value="2.30579641666667" calcext:value-type="float">
            <text:p>2.3058</text:p>
          </table:table-cell>
          <table:table-cell office:value-type="float" office:value="3.1854" calcext:value-type="float">
            <text:p>3.18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028641666667" calcext:value-type="float">
            <text:p>2.19029</text:p>
          </table:table-cell>
          <table:table-cell office:value-type="float" office:value="2.29208433333333" calcext:value-type="float">
            <text:p>2.29208</text:p>
          </table:table-cell>
          <table:table-cell office:value-type="float" office:value="3.315273" calcext:value-type="float">
            <text:p>3.315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018125" calcext:value-type="float">
            <text:p>2.19018</text:p>
          </table:table-cell>
          <table:table-cell office:value-type="float" office:value="2.30793291666667" calcext:value-type="float">
            <text:p>2.30793</text:p>
          </table:table-cell>
          <table:table-cell office:value-type="float" office:value="3.364811" calcext:value-type="float">
            <text:p>3.364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8783141666667" calcext:value-type="float">
            <text:p>2.18783</text:p>
          </table:table-cell>
          <table:table-cell office:value-type="float" office:value="2.28687766666667" calcext:value-type="float">
            <text:p>2.28688</text:p>
          </table:table-cell>
          <table:table-cell office:value-type="float" office:value="3.119866" calcext:value-type="float">
            <text:p>3.119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097991666667" calcext:value-type="float">
            <text:p>2.18098</text:p>
          </table:table-cell>
          <table:table-cell office:value-type="float" office:value="2.22545991666667" calcext:value-type="float">
            <text:p>2.22546</text:p>
          </table:table-cell>
          <table:table-cell office:value-type="float" office:value="3.15586" calcext:value-type="float">
            <text:p>3.155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7783725" calcext:value-type="float">
            <text:p>2.17784</text:p>
          </table:table-cell>
          <table:table-cell office:value-type="float" office:value="2.23697475" calcext:value-type="float">
            <text:p>2.23697</text:p>
          </table:table-cell>
          <table:table-cell office:value-type="float" office:value="3.051729" calcext:value-type="float">
            <text:p>3.051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4242" calcext:value-type="float">
            <text:p>2.17424</text:p>
          </table:table-cell>
          <table:table-cell office:value-type="float" office:value="2.24911783333333" calcext:value-type="float">
            <text:p>2.24912</text:p>
          </table:table-cell>
          <table:table-cell office:value-type="float" office:value="2.833714" calcext:value-type="float">
            <text:p>2.833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30835" calcext:value-type="float">
            <text:p>2.17308</text:p>
          </table:table-cell>
          <table:table-cell office:value-type="float" office:value="2.24212558333333" calcext:value-type="float">
            <text:p>2.24213</text:p>
          </table:table-cell>
          <table:table-cell office:value-type="float" office:value="3.08023" calcext:value-type="float">
            <text:p>3.080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52:.BS66])" office:value-type="float" office:value="2.15436196296296" calcext:value-type="float">
            <text:p>2.15436</text:p>
          </table:table-cell>
          <table:table-cell table:formula="of:=AVERAGE([.BT52:.BT66])" office:value-type="float" office:value="2.20901733333333" calcext:value-type="float">
            <text:p>2.20902</text:p>
          </table:table-cell>
          <table:table-cell table:formula="of:=AVERAGE([.BU52:.BU66])" office:value-type="float" office:value="2.91862988888889" calcext:value-type="float">
            <text:p>2.918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024683333333" calcext:value-type="float">
            <text:p>2.17025</text:p>
          </table:table-cell>
          <table:table-cell office:value-type="float" office:value="2.26097391666667" calcext:value-type="float">
            <text:p>2.26097</text:p>
          </table:table-cell>
          <table:table-cell office:value-type="float" office:value="2.865786" calcext:value-type="float">
            <text:p>2.865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52:.BS56])" office:value-type="float" office:value="2.16450566666667" calcext:value-type="float">
            <text:p>2.16451</text:p>
          </table:table-cell>
          <table:table-cell table:formula="of:=AVERAGE([.BT52:.BT56])" office:value-type="float" office:value="2.25376041666667" calcext:value-type="float">
            <text:p>2.25376</text:p>
          </table:table-cell>
          <table:table-cell table:formula="of:=AVERAGE([.BU52:.BU56])" office:value-type="float" office:value="3.0205174" calcext:value-type="float">
            <text:p>3.020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4922" calcext:value-type="float">
            <text:p>2.16492</text:p>
          </table:table-cell>
          <table:table-cell office:value-type="float" office:value="2.19138116666667" calcext:value-type="float">
            <text:p>2.19138</text:p>
          </table:table-cell>
          <table:table-cell office:value-type="float" office:value="3.079547" calcext:value-type="float">
            <text:p>3.079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071766666667" calcext:value-type="float">
            <text:p>2.16072</text:p>
          </table:table-cell>
          <table:table-cell office:value-type="float" office:value="2.28082808333333" calcext:value-type="float">
            <text:p>2.28083</text:p>
          </table:table-cell>
          <table:table-cell office:value-type="float" office:value="2.781342" calcext:value-type="float">
            <text:p>2.781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355833333333" calcext:value-type="float">
            <text:p>2.15356</text:p>
          </table:table-cell>
          <table:table-cell office:value-type="float" office:value="2.29349333333333" calcext:value-type="float">
            <text:p>2.29349</text:p>
          </table:table-cell>
          <table:table-cell office:value-type="float" office:value="3.295682" calcext:value-type="float">
            <text:p>3.295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271641666667" calcext:value-type="float">
            <text:p>2.15272</text:p>
          </table:table-cell>
          <table:table-cell office:value-type="float" office:value="2.12020808333333" calcext:value-type="float">
            <text:p>2.12021</text:p>
          </table:table-cell>
          <table:table-cell office:value-type="float" office:value="2.891886" calcext:value-type="float">
            <text:p>2.891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4913208333333" calcext:value-type="float">
            <text:p>2.14913</text:p>
          </table:table-cell>
          <table:table-cell office:value-type="float" office:value="2.1515375" calcext:value-type="float">
            <text:p>2.15154</text:p>
          </table:table-cell>
          <table:table-cell office:value-type="float" office:value="2.838391" calcext:value-type="float">
            <text:p>2.838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131708333333" calcext:value-type="float">
            <text:p>2.14132</text:p>
          </table:table-cell>
          <table:table-cell office:value-type="float" office:value="2.21667416666667" calcext:value-type="float">
            <text:p>2.21667</text:p>
          </table:table-cell>
          <table:table-cell office:value-type="float" office:value="3.077916" calcext:value-type="float">
            <text:p>3.077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356375" calcext:value-type="float">
            <text:p>2.12356</text:p>
          </table:table-cell>
          <table:table-cell office:value-type="float" office:value="2.12393416666667" calcext:value-type="float">
            <text:p>2.12393</text:p>
          </table:table-cell>
          <table:table-cell office:value-type="float" office:value="2.356889" calcext:value-type="float">
            <text:p>2.356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7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49:54.169800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50:23.489738505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292" meta:object-count="0"/>
  </office:meta>
</office:document-meta>
</file>